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ce style:name="Lucida Console" svg:font-family="'Lucida Console'" style:font-pitch="fixed"/>
    <style:font-face style:name="Courier" svg:font-family="Courier" style:font-family-generic="modern" style:font-pitch="fixed"/>
    <style:font-face style:name="Arial" svg:font-family="Arial" style:font-pitch="variable"/>
    <style:font-face style:name="Arial Black" svg:font-family="'Arial Black'"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7917in" fo:margin-top="0.1965in" fo:margin-bottom="0in" table:align="margins"/>
    </style:style>
    <style:style style:name="Table2.A" style:family="table-column">
      <style:table-column-properties style:column-width="0.6792in" style:rel-column-width="6553*"/>
    </style:style>
    <style:style style:name="Table2.B" style:family="table-column">
      <style:table-column-properties style:column-width="6.1125in" style:rel-column-width="58982*"/>
    </style:style>
    <style:style style:name="Table2.A1" style:family="table-cell">
      <style:table-cell-properties fo:background-color="#f0f0f0" fo:padding-left="0.1181in" fo:padding-right="0in" fo:padding-top="0in" fo:padding-bottom="0in" fo:border="none">
        <style:background-image/>
      </style:table-cell-properties>
    </style:style>
    <style:style style:name="Table2.A2" style:family="table-cell">
      <style:table-cell-properties fo:background-color="#f0f0f0">
        <style:background-image/>
      </style:table-cell-properties>
    </style:style>
    <style:style style:name="Table2.B2" style:family="table-cell">
      <style:table-cell-properties fo:background-color="#f0f0f0">
        <style:background-image/>
      </style:table-cell-properties>
    </style:style>
    <style:style style:name="Table2.A4" style:family="table-cell">
      <style:table-cell-properties fo:background-color="#f0f0f0">
        <style:background-image/>
      </style:table-cell-properties>
    </style:style>
    <style:style style:name="Table2.B4" style:family="table-cell">
      <style:table-cell-properties fo:background-color="#f0f0f0">
        <style:background-image/>
      </style:table-cell-properties>
    </style:style>
    <style:style style:name="Table2.A6" style:family="table-cell">
      <style:table-cell-properties fo:background-color="#f0f0f0">
        <style:background-image/>
      </style:table-cell-properties>
    </style:style>
    <style:style style:name="Table2.B6" style:family="table-cell">
      <style:table-cell-properties fo:background-color="#f0f0f0">
        <style:background-image/>
      </style:table-cell-properties>
    </style:style>
    <style:style style:name="P1" style:family="paragraph" style:parent-style-name="Footer">
      <style:paragraph-properties fo:margin-left="0in" fo:margin-right="0.0398in" fo:margin-top="0.0193in" fo:margin-bottom="0in" fo:text-align="start" style:justify-single-word="false" fo:text-indent="0in" style:auto-text-indent="false"/>
      <style:text-properties fo:font-size="7pt"/>
    </style:style>
    <style:style style:name="P2" style:family="paragraph" style:parent-style-name="Footer">
      <style:paragraph-properties fo:margin-left="0in" fo:margin-right="0.0398in" fo:margin-top="0.0193in" fo:margin-bottom="0in" fo:text-align="end" style:justify-single-word="false" fo:text-indent="0in" style:auto-text-indent="false"/>
      <style:text-properties fo:font-size="7pt"/>
    </style:style>
    <style:style style:name="P3" style:family="paragraph" style:parent-style-name="Paragraph_20_Default">
      <style:paragraph-properties fo:margin-top="0.0783in" fo:margin-bottom="0in"/>
      <style:text-properties fo:color="#323298" fo:font-size="11pt" fo:font-weight="bold"/>
    </style:style>
    <style:style style:name="P4" style:family="paragraph" style:parent-style-name="Heading_20_1" style:list-style-name=""/>
    <style:style style:name="P5" style:family="paragraph" style:parent-style-name="Heading_20_2" style:list-style-name=""/>
    <style:style style:name="P6" style:family="paragraph">
      <style:paragraph-properties fo:text-align="start"/>
    </style:style>
    <style:style style:name="P7" style:family="paragraph">
      <style:paragraph-properties fo:text-align="start"/>
      <style:text-properties fo:letter-spacing="0.0276in"/>
    </style:style>
    <style:style style:name="T1" style:family="text">
      <style:text-properties fo:color="#ffffff" style:font-name="Arial Black" fo:font-size="7pt" fo:letter-spacing="0.0276in"/>
    </style:style>
    <style:style style:name="T2" style:family="text">
      <style:text-properties fo:letter-spacing="0.0276in"/>
    </style:style>
    <style:style style:name="gr1" style:family="graphic">
      <style:graphic-properties draw:stroke="solid" svg:stroke-width="0in" svg:stroke-color="#323298" draw:fill-color="#323298" draw:textarea-horizontal-align="left" draw:textarea-vertical-align="middle" fo:padding-left="0.7874in" style:run-through="foreground" style:wrap="run-through" style:number-wrapped-paragraphs="no-limit" style:vertical-pos="bottom" style:vertical-rel="page" style:horizontal-pos="righ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_20_Article">SCons tool qt4 - Reference</text:p>
      <table:table table:name="Table2" table:style-name="Table2">
        <table:table-column table:style-name="Table2.A"/>
        <table:table-column table:style-name="Table2.B"/>
        <table:table-row>
          <table:table-cell table:style-name="Table2.A1" table:number-columns-spanned="2" office:value-type="string">
            <text:p text:style-name="P3">author:</text:p>
          </table:table-cell>
          <table:covered-table-cell/>
        </table:table-row>
        <table:table-row>
          <table:table-cell table:style-name="Table2.A6" office:value-type="string">
            <text:p text:style-name="Standard"/>
          </table:table-cell>
          <table:table-cell table:style-name="Table2.B6" office:value-type="string">
            <text:p text:style-name="Paragraph">Philippe Vaucher</text:p>
          </table:table-cell>
        </table:table-row>
        <table:table-row>
          <table:table-cell table:style-name="Table2.A1" table:number-columns-spanned="2" office:value-type="string">
            <text:p text:style-name="P3">author:</text:p>
          </table:table-cell>
          <table:covered-table-cell/>
        </table:table-row>
        <table:table-row>
          <table:table-cell table:style-name="Table2.A6" office:value-type="string">
            <text:p text:style-name="Standard"/>
          </table:table-cell>
          <table:table-cell table:style-name="Table2.B6" office:value-type="string">
            <text:p text:style-name="Paragraph">Dirk Baechle</text:p>
          </table:table-cell>
        </table:table-row>
        <table:table-row>
          <table:table-cell table:style-name="Table2.A1" table:number-columns-spanned="2" office:value-type="string">
            <text:p text:style-name="P3">pubdate:</text:p>
          </table:table-cell>
          <table:covered-table-cell/>
        </table:table-row>
        <table:table-row>
          <table:table-cell table:style-name="Table2.A6" office:value-type="string">
            <text:p text:style-name="Standard"/>
          </table:table-cell>
          <table:table-cell table:style-name="Table2.B6" office:value-type="string">
            <text:p text:style-name="Paragraph">2010-07-13</text:p>
          </table:table-cell>
        </table:table-row>
        <table:table-row>
          <table:table-cell table:style-name="Table2.A1" table:number-columns-spanned="2" office:value-type="string">
            <text:p text:style-name="Standard"/>
          </table:table-cell>
          <table:covered-table-cell/>
        </table:table-row>
      </table:table>
      <text:p text:style-name="Paragraph_20_Padding">This reference lists all the variables that are used within the <text:span text:style-name="Text_20_Italic">"qt4"</text:span> tool, and the available builders. It is intended for SCons tool developers and core programmers, as a normal user you should read the manual instead.</text:p>
      <text:h text:style-name="P4" text:outline-level="1">What it does</text:h>
      <text:p text:style-name="Paragraph_20_Padding">The <text:span text:style-name="Text_20_Italic">"qt4"</text:span> tool sets construction variables and registers builders for creating applications and libraries that use the Qt4 framework by Trolltech/Nokia.</text:p>
      <text:p text:style-name="Paragraph_20_Padding">It supports the following operations:</text:p>
      <text:h text:style-name="P5" text:outline-level="2">Automatic moc file generation from header files</text:h>
      <text:p text:style-name="Paragraph_20_Padding">You do not have to specify moc files explicitly, the tool does it for you. However, there are a few preconditions to do so: Your header file must have the same filebase as your implementation file. It must have one of the suffixes .h, .hpp, .H, .hxx, .hh. You can turn off automatic moc file generation by setting QT4_AUTOSCAN to 0. See also the corresponding builder method Moc4().</text:p>
      <text:h text:style-name="P5" text:outline-level="2">Automatic moc file generation from cxx files</text:h>
      <text:p text:style-name="Paragraph_20_Padding">As stated in the Qt documentation, include the moc file at the end of the cxx file. Note that you have to include the file, which is generated by the transformation</text:p>
      <text:p text:style-name="Standard"/>
      <text:p text:style-name="Paragraph_20_Screen">${QT4_MOCCXXPREFIX}&lt;basename&gt;${QT4_MOCCXXSUFFIX}</text:p>
      <text:h text:style-name="P5" text:outline-level="2">Handling of .ui files</text:h>
      <text:p text:style-name="Paragraph_20_Padding">TODO: describe in a little more detail.</text:p>
      <text:p text:style-name="Paragraph_20_Padding">See also the corresponding Uic4 builder method.</text:p>
      <text:h text:style-name="P5" text:outline-level="2">Handling translation files (.ts and .qm)</text:h>
      <text:p text:style-name="Paragraph_20_Padding">TODO: describe in a little more detail.</text:p>
      <text:p text:style-name="Paragraph_20_Padding">See also the corresponding builder methods Ts4 and Qm4.</text:p>
      <text:h text:style-name="P5" text:outline-level="2">Compiling resource files (.qrc)</text:h>
      <text:p text:style-name="Paragraph_20_Padding">TODO: describe in a little more detail.</text:p>
      <text:p text:style-name="Paragraph_20_Padding"><text:soft-page-break/>See also the corresponding Qrc4 builder method.</text:p>
      <text:h text:style-name="P4" text:outline-level="1">Builders</text:h>
      <text:p text:style-name="Paragraph_20_Padding"/>
      <text:h text:style-name="P5" text:outline-level="2">Moc4</text:h>
      <text:p text:style-name="Paragraph_20_Padding">Builds an output file from a moc input file. Moc input files are either header files or cxx files. This builder is only available after using the tool 'qt4'.</text:p>
      <text:p text:style-name="Paragraph_20_Padding">Example:</text:p>
      <text:p text:style-name="Standard"/>
      <text:p text:style-name="Paragraph_20_Screen"/>
      <text:p text:style-name="Paragraph_20_Screen"/>
      <text:p text:style-name="Paragraph_20_Screen"/>
      <text:p text:style-name="Paragraph_20_Screen">env.Moc4('foo.cpp') <text:s/># <text:s/>generates <text:s/>foo.moc</text:p>
      <text:p text:style-name="Paragraph_20_Screen"/>
      <text:h text:style-name="P5" text:outline-level="2">XMoc4</text:h>
      <text:p text:style-name="Paragraph_20_Padding">Just like the Moc4 builder, it builds an output file from a moc input file. Moc input files are either header files or cxx files. This builder is only available after using the tool 'qt4'. It is defined separately for the include driven Automoc strategy (#1) and can be controlled via the QT4_XMOC* variables.</text:p>
      <text:p text:style-name="Paragraph_20_Padding">Example:</text:p>
      <text:p text:style-name="Standard"/>
      <text:p text:style-name="Paragraph_20_Screen">env.XMoc4('foo.h') # generates moc_foo.cpp</text:p>
      <text:p text:style-name="Paragraph_20_Screen">env.XMoc4('foo.cpp') <text:s/># <text:s/>generates <text:s/>foo.moc</text:p>
      <text:p text:style-name="Paragraph_20_Screen"/>
      <text:h text:style-name="P5" text:outline-level="2">ExplicitMoc4</text:h>
      <text:p text:style-name="Paragraph_20_Padding">Just like the Moc4 builder, it builds an output file from a moc input file. However, it does not use any default prefix or suffix for the filenames. You can, and have to, specify the full source and target names explicitly. This builder is only available after using the tool 'qt4'. It can be your last resort, when you have to moc single files from/to exotic filenames.</text:p>
      <text:p text:style-name="Paragraph_20_Padding">Example:</text:p>
      <text:p text:style-name="Standard"/>
      <text:p text:style-name="Paragraph_20_Screen">env.ExplicitMoc4('moced_foo.cxx','foo.h') # generates moced_foo.cxx</text:p>
      <text:p text:style-name="Paragraph_20_Screen"/>
      <text:h text:style-name="P5" text:outline-level="2">Uic4</text:h>
      <text:p text:style-name="Paragraph_20_Padding">Builds a header file from an .ui file, where the former contains the setup code for a GUI class. This builder is only available after using the tool 'qt4'. Using this builder lets you override the standard naming conventions (be careful: prefixes are always prepended to names of built files; if you don't want prefixes, you may set them to ``).</text:p>
      <text:p text:style-name="Paragraph_20_Padding">Example:</text:p>
      <text:p text:style-name="Standard"/>
      <text:p text:style-name="Paragraph_20_Screen"><text:soft-page-break/>env.Uic4('foo.ui') # -&gt; 'ui_foo.h'</text:p>
      <text:p text:style-name="Paragraph_20_Screen"/>
      <text:h text:style-name="P5" text:outline-level="2">ExplicitUic4</text:h>
      <text:p text:style-name="Paragraph_20_Padding">Just like the Uic4 builder, it builds a header file from a .ui input file. However, it does not use any default prefix or suffix for the filenames. You can, and have to, specify the full source and target names explicitly. This builder is only available after using the tool 'qt4'. It can be your last resort, when you have to convert .ui files to exotic filenames.</text:p>
      <text:p text:style-name="Paragraph_20_Padding">Example:</text:p>
      <text:p text:style-name="Standard"/>
      <text:p text:style-name="Paragraph_20_Screen">env.ExplicitUic4('uiced_foo.hpp','foo.ui') # generates uiced_foo.hpp</text:p>
      <text:p text:style-name="Paragraph_20_Screen"/>
      <text:h text:style-name="P5" text:outline-level="2">Qrc4</text:h>
      <text:p text:style-name="Paragraph_20_Padding">Builds a cxx file, containing all resources from the given .qrc file. This builder is only available after using the tool 'qt4'.</text:p>
      <text:p text:style-name="Paragraph_20_Padding">Example:</text:p>
      <text:p text:style-name="Standard"/>
      <text:p text:style-name="Paragraph_20_Screen">env.Qrc4('foo.qrc') # -&gt; ['qrc_foo.cc']</text:p>
      <text:p text:style-name="Paragraph_20_Screen"/>
      <text:h text:style-name="P5" text:outline-level="2">Ts4</text:h>
      <text:p text:style-name="Paragraph_20_Padding">Scans the source files in the given path for tr() marked strings, that should get translated. Writes a .ts file for the Qt Linguist. This builder is only available after using the tool 'qt4'.</text:p>
      <text:p text:style-name="Paragraph_20_Padding">Example:</text:p>
      <text:p text:style-name="Standard"/>
      <text:p text:style-name="Paragraph_20_Screen">env.Ts4('foo.ts','.') # -&gt; ['foo.ts']</text:p>
      <text:p text:style-name="Paragraph_20_Screen"/>
      <text:h text:style-name="P5" text:outline-level="2">Qm4</text:h>
      <text:p text:style-name="Paragraph_20_Padding">Compiles a given .ts file (Qt Linguist) into a binary .qm file. This builder is only available after using the tool 'qt4'.</text:p>
      <text:p text:style-name="Paragraph_20_Padding">Example:</text:p>
      <text:p text:style-name="Standard"/>
      <text:p text:style-name="Paragraph_20_Screen">env.Qm4('foo.ts') # -&gt; ['foo.qm']</text:p>
      <text:p text:style-name="Paragraph_20_Screen"/>
      <text:h text:style-name="P4" text:outline-level="1">Variables</text:h>
      <text:p text:style-name="Paragraph_20_Padding"><text:s text:c="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1" svg:font-family="Courier"/>
    <style:font-face style:name="Lucida Console" svg:font-family="'Lucida Console'" style:font-pitch="fixed"/>
    <style:font-face style:name="Courier" svg:font-family="Courier" style:font-family-generic="modern" style:font-pitch="fixed"/>
    <style:font-face style:name="Arial" svg:font-family="Arial" style:font-pitch="variable"/>
    <style:font-face style:name="Arial Black" svg:font-family="'Arial Black'"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Arial"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aragraph_20_Default" style:display-name="Paragraph Default" style:family="paragraph"/>
    <style:style style:name="Paragraph_20_Verbatim" style:display-name="Paragraph Verbatim" style:family="paragraph">
      <style:paragraph-properties fo:margin="100%" fo:margin-left="0in" fo:margin-right="0in" fo:margin-top="0in" fo:margin-bottom="0in" fo:text-indent="0.1181in" style:auto-text-indent="false" fo:background-color="#e0e0e0" style:shadow="none">
        <style:background-image/>
      </style:paragraph-properties>
      <style:text-properties style:font-name="Courier" fo:font-size="10pt"/>
    </style:style>
    <style:style style:name="Paragraph" style:family="paragraph" style:parent-style-name="Paragraph_20_Default"/>
    <style:style style:name="Paragraph_20_Padding" style:display-name="Paragraph Padding" style:family="paragraph" style:parent-style-name="Paragraph_20_Default">
      <style:paragraph-properties fo:margin-top="0.0783in" fo:margin-bottom="0in"/>
    </style:style>
    <style:style style:name="Paragraph_20_Padding_20_Odd" style:display-name="Paragraph Padding Odd" style:family="paragraph" style:parent-style-name="Paragraph_20_Default">
      <style:paragraph-properties fo:margin="100%" fo:margin-left="0.3937in" fo:margin-right="0in" fo:margin-top="0.0783in" fo:margin-bottom="0in" fo:text-indent="0in" style:auto-text-indent="false"/>
    </style:style>
    <style:style style:name="Paragraph_20_Screen" style:display-name="Paragraph Screen" style:family="paragraph" style:parent-style-name="Paragraph_20_Verbatim">
      <style:paragraph-properties fo:padding-left="0in" fo:padding-right="0in" fo:padding-top="0.0783in" fo:padding-bottom="0.0783in" fo:border-left="none" fo:border-right="none" fo:border-top="0.06pt solid #000000" fo:border-bottom="0.06pt solid #000000"/>
      <style:text-properties style:font-name="Lucida Console"/>
    </style:style>
    <style:style style:name="Paragraph_20_Programlisting" style:display-name="Paragraph Programlisting" style:family="paragraph" style:parent-style-name="Paragraph_20_Verbatim">
      <style:paragraph-properties fo:padding-left="0in" fo:padding-right="0in" fo:padding-top="0.0783in" fo:padding-bottom="0.0783in" fo:border-left="5.64pt solid #000000" fo:border-right="none" fo:border-top="none" fo:border-bottom="none"/>
    </style:style>
    <style:style style:name="Paragraph_20_Synopsis" style:display-name="Paragraph Synopsis" style:family="paragraph" style:parent-style-name="Paragraph_20_Verbatim">
      <style:paragraph-properties fo:background-color="#ffffff" fo:padding-left="0in" fo:padding-right="0in" fo:padding-top="0.0783in" fo:padding-bottom="0.0783in" fo:border-left="5.64pt solid #000000" fo:border-right="none" fo:border-top="none" fo:border-bottom="none">
        <style:background-image/>
      </style:paragraph-properties>
    </style:style>
    <style:style style:name="Paragraph_20_Justify" style:display-name="Paragraph Justify" style:family="paragraph" style:parent-style-name="Paragraph_20_Default">
      <style:paragraph-properties fo:text-align="justify" style:justify-single-word="false" style:text-autospace="ideograph-alpha" style:punctuation-wrap="hanging" style:line-break="strict" style:writing-mode="page"/>
    </style:style>
    <style:style style:name="Paragraph_20_BlockQuote" style:display-name="Paragraph BlockQuote" style:family="paragraph" style:parent-style-name="Paragraph_20_Default">
      <style:paragraph-properties fo:margin="100%" fo:margin-left="0.472in" fo:margin-right="0in" fo:margin-top="0in" fo:margin-bottom="0.1181in" fo:text-indent="0in" style:auto-text-indent="false" fo:padding-left="0.0591in" fo:padding-right="0.0193in" fo:padding-top="0.0193in" fo:padding-bottom="0.0193in" fo:border-left="4.99pt solid #999999" fo:border-right="none" fo:border-top="none" fo:border-bottom="none" style:shadow="none"/>
      <style:text-properties fo:font-style="italic"/>
    </style:style>
    <style:style style:name="Paragraph_20_Term" style:display-name="Paragraph Term" style:family="paragraph" style:parent-style-name="Paragraph_20_Default">
      <style:paragraph-properties fo:margin-top="0.0783in" fo:margin-bottom="0in" fo:keep-with-next="always"/>
      <style:text-properties fo:font-weight="bold"/>
    </style:style>
    <style:style style:name="para-sidebar" style:family="paragraph" style:parent-style-name="Paragraph_20_Default"/>
    <style:style style:name="Heading_20_Default" style:display-name="Heading Default" style:family="paragraph">
      <style:paragraph-properties style:shadow="none" fo:keep-with-next="always" text:number-lines="true" text:line-number="0"/>
      <style:text-properties fo:color="#323298" style:font-name="Arial" fo:font-weight="bold"/>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_20_Default" style:default-outline-level="1" style:list-style-name="List_20_Headings" style:class="text">
      <style:paragraph-properties fo:margin-top="0.2362in" fo:margin-bottom="0in" text:number-lines="true" text:line-number="1"/>
      <style:text-properties fo:font-size="140%"/>
    </style:style>
    <style:style style:name="Heading_20_2" style:display-name="Heading 2" style:family="paragraph" style:parent-style-name="Heading_20_Default" style:default-outline-level="2" style:list-style-name="List_20_Headings" style:class="text">
      <style:paragraph-properties fo:margin-top="0.5118in" fo:margin-bottom="0in" text:number-lines="true" text:line-number="2"/>
      <style:text-properties fo:font-size="120%"/>
    </style:style>
    <style:style style:name="Heading_20_3" style:display-name="Heading 3" style:family="paragraph" style:parent-style-name="Heading_20_Default" style:default-outline-level="3" style:list-style-name="List_20_Headings" style:class="text">
      <style:paragraph-properties fo:margin-top="0.2362in" fo:margin-bottom="0in" text:number-lines="true" text:line-number="3"/>
      <style:text-properties fo:font-size="110%"/>
    </style:style>
    <style:style style:name="Heading_20_4" style:display-name="Heading 4" style:family="paragraph" style:parent-style-name="Heading_20_Default" style:default-outline-level="4" style:list-style-name="List_20_Headings" style:class="text">
      <style:paragraph-properties fo:margin-top="0.2362in" fo:margin-bottom="0in" text:number-lines="true" text:line-number="4"/>
      <style:text-properties fo:font-size="11pt"/>
    </style:style>
    <style:style style:name="Headings" style:family="paragraph" style:parent-style-name="Heading_20_Default" style:default-outline-level="5" style:list-style-name="List_20_Headings" style:class="text">
      <style:paragraph-properties fo:margin-top="0.1965in" fo:margin-bottom="0in"/>
      <style:text-properties fo:font-size="11pt"/>
    </style:style>
    <style:style style:name="Heading_20_Small" style:display-name="Heading Small" style:family="paragraph" style:parent-style-name="Heading_20_Default" style:class="text">
      <style:paragraph-properties fo:margin-top="0.1965in" fo:margin-bottom="0in"/>
      <style:text-properties fo:color="#323298" fo:font-size="11pt"/>
    </style:style>
    <style:style style:name="Paragraph_20_Heading" style:display-name="Paragraph Heading" style:family="paragraph" style:parent-style-name="Heading_20_Default" style:class="text">
      <style:paragraph-properties fo:margin-top="0.1374in" fo:margin-bottom="0in"/>
      <style:text-properties fo:color="#323298" style:font-name="Arial" fo:font-size="11pt" fo:font-weight="bold"/>
    </style:style>
    <style:style style:name="Paragraph_20_Title" style:display-name="Paragraph Title" style:family="paragraph" style:parent-style-name="Paragraph_20_Default" style:class="text">
      <style:paragraph-properties fo:margin-top="0.1374in" fo:margin-bottom="0in"/>
      <style:text-properties fo:color="#323298" style:font-name="Arial" fo:font-size="11pt" fo:font-weight="bold"/>
    </style:style>
    <style:style style:name="Title_20_Default" style:display-name="Title Default" style:family="paragraph">
      <style:paragraph-properties style:shadow="none"/>
      <style:text-properties fo:color="#323298" style:font-name="Arial" fo:font-weight="bold"/>
    </style:style>
    <style:style style:name="Title_20_Book" style:display-name="Title Book" style:family="paragraph" style:parent-style-name="Title_20_Default" style:next-style-name="Paragraph_20_Padding">
      <style:paragraph-properties fo:padding-left="0in" fo:padding-right="0in" fo:padding-top="0.2362in" fo:padding-bottom="0in" fo:border="none"/>
      <style:text-properties fo:font-size="300%"/>
    </style:style>
    <style:style style:name="Title_20_Chapter" style:display-name="Title Chapter" style:family="paragraph" style:parent-style-name="Title_20_Default" style:next-style-name="Paragraph_20_Padding">
      <style:paragraph-properties fo:break-before="page" fo:padding-left="0in" fo:padding-right="0in" fo:padding-top="0.2362in" fo:padding-bottom="0in" fo:border="none"/>
      <style:text-properties fo:font-size="300%"/>
    </style:style>
    <style:style style:name="Title_20_Article" style:display-name="Title Article" style:family="paragraph" style:parent-style-name="Title_20_Default" style:next-style-name="Paragraph_20_Padding">
      <style:paragraph-properties fo:padding-left="0in" fo:padding-right="0in" fo:padding-top="0.2362in" fo:padding-bottom="0in" fo:border="none"/>
      <style:text-properties fo:font-size="160%"/>
    </style:style>
    <style:style style:name="Title_20_Bibliography" style:display-name="Title Bibliography" style:family="paragraph" style:parent-style-name="Title_20_Default" style:next-style-name="Paragraph_20_Padding">
      <style:paragraph-properties fo:padding-left="0in" fo:padding-right="0in" fo:padding-top="0.2362in" fo:padding-bottom="0in" fo:border="none"/>
      <style:text-properties fo:font-size="300%"/>
    </style:style>
    <style:style style:name="Index" style:family="paragraph" style:parent-style-name="Paragraph_20_Default"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_20_Strong" style:display-name="Text Strong" style:family="text">
      <style:text-properties fo:font-style="italic" fo:font-weight="bold"/>
    </style:style>
    <style:style style:name="Text_20_Bold" style:display-name="Text Bold" style:family="text">
      <style:text-properties fo:font-weight="bold"/>
    </style:style>
    <style:style style:name="Text_20_Italic" style:display-name="Text Italic" style:family="text">
      <style:text-properties fo:font-style="italic"/>
    </style:style>
    <style:style style:name="Text_20_Underline" style:display-name="Text Underline" style:family="text">
      <style:text-properties style:text-underline-style="solid" style:text-underline-width="auto" style:text-underline-color="#000000" style:text-underline-mode="continuous" style:text-overline-mode="continuous" style:text-line-through-mode="continuous"/>
    </style:style>
    <style:style style:name="Text_20_Strikethrough" style:display-name="Text Strikethrough" style:family="text">
      <style:text-properties style:text-line-through-style="solid"/>
    </style:style>
    <style:style style:name="Text_20_Highlight" style:display-name="Text Highlight" style:family="text">
      <style:text-properties fo:background-color="#ffff00"/>
    </style:style>
    <style:style style:name="Text_20_Monospace" style:display-name="Text Monospace" style:family="text">
      <style:text-properties style:font-name="Courier1"/>
    </style:style>
    <style:style style:name="Text_20_Superscript" style:display-name="Text Superscript" style:family="text">
      <style:text-properties style:text-position="super 58%"/>
    </style:style>
    <style:style style:name="Text_20_Subscript" style:display-name="Text Subscript" style:family="text">
      <style:text-properties style:text-position="sub 58%"/>
    </style:style>
    <style:style style:name="Text_20_Command" style:display-name="Text Command" style:family="text">
      <style:text-properties style:font-name="Courier1" fo:font-weight="bold" fo:background-color="#f0f0f0"/>
    </style:style>
    <style:style style:name="Number_20_Symbols" style:display-name="Number Symbols" style:family="text">
      <style:text-properties fo:color="#323298" style:font-name="Arial" fo:font-weight="bold"/>
    </style:style>
    <style:style style:name="Bullet_20_Symbols" style:display-name="Bullet Symbols" style:family="text">
      <style:text-properties fo:color="#323298" style:font-name="Arial"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Headings" style:display-name="List Headings">
      <text:list-level-style-number text:level="1" text:style-name="Number_20_Symbols" style:num-suffix="." style:num-format="1">
        <style:list-level-properties text:min-label-distance="0.1181in"/>
      </text:list-level-style-number>
      <text:list-level-style-number text:level="2" text:style-name="Number_20_Symbols" style:num-suffix="." style:num-format="1" text:display-levels="2">
        <style:list-level-properties text:min-label-distance="0.1181in"/>
      </text:list-level-style-number>
      <text:list-level-style-number text:level="3" text:style-name="Number_20_Symbols" style:num-suffix="." style:num-format="1" text:display-levels="3">
        <style:list-level-properties text:min-label-distance="0.1181in"/>
      </text:list-level-style-number>
      <text:list-level-style-number text:level="4" text:style-name="Number_20_Symbols" style:num-suffix="." style:num-format="1" text:display-levels="4">
        <style:list-level-properties text:min-label-distance="0.1181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footer" style:family="table">
      <style:table-properties style:width="6.7917in" table:align="margins"/>
    </style:style>
    <style:style style:name="tablefooter.A" style:family="table-column">
      <style:table-column-properties style:column-width="3.3958in" style:rel-column-width="32767*"/>
    </style:style>
    <style:style style:name="tablefooter.B" style:family="table-column">
      <style:table-column-properties style:column-width="3.3958in" style:rel-column-width="32768*"/>
    </style:style>
    <style:style style:name="Table1" style:family="table">
      <style:table-properties style:width="6.7917in" table:align="margins"/>
    </style:style>
    <style:style style:name="Table1.A" style:family="table-column">
      <style:table-column-properties style:column-width="3.3958in" style:rel-column-width="32767*"/>
    </style:style>
    <style:style style:name="Table1.B" style:family="table-column">
      <style:table-column-properties style:column-width="3.3958in" style:rel-column-width="32768*"/>
    </style:style>
    <style:style style:name="MP1" style:family="paragraph">
      <style:paragraph-properties fo:text-align="start"/>
    </style:style>
    <style:style style:name="MP2" style:family="paragraph">
      <style:paragraph-properties fo:text-align="start"/>
      <style:text-properties fo:letter-spacing="0.0276in"/>
    </style:style>
    <style:style style:name="MP3" style:family="paragraph" style:parent-style-name="Footer">
      <style:paragraph-properties fo:margin-left="0in" fo:margin-right="0.0398in" fo:margin-top="0.0193in" fo:margin-bottom="0in" fo:text-align="start" style:justify-single-word="false" fo:text-indent="0in" style:auto-text-indent="false"/>
      <style:text-properties fo:font-size="7pt"/>
    </style:style>
    <style:style style:name="MP4" style:family="paragraph" style:parent-style-name="Footer">
      <style:paragraph-properties fo:margin-left="0in" fo:margin-right="0.0398in" fo:margin-top="0.0193in" fo:margin-bottom="0in" fo:text-align="end" style:justify-single-word="false" fo:text-indent="0in" style:auto-text-indent="false"/>
      <style:text-properties fo:font-size="7pt"/>
    </style:style>
    <style:style style:name="MT1" style:family="text">
      <style:text-properties fo:color="#ffffff" style:font-name="Arial Black" fo:font-size="7pt" fo:letter-spacing="0.0276in"/>
    </style:style>
    <style:style style:name="MT2" style:family="text">
      <style:text-properties fo:letter-spacing="0.0276in"/>
    </style:style>
    <style:style style:name="Mgr1" style:family="graphic">
      <style:graphic-properties draw:stroke="solid" svg:stroke-width="0in" svg:stroke-color="#323298" draw:fill-color="#323298" draw:textarea-horizontal-align="left" draw:textarea-vertical-align="middle" fo:padding-left="0.7874in" style:run-through="foreground" style:wrap="run-through" style:number-wrapped-paragraphs="no-limit" style:vertical-pos="bottom" style:vertical-rel="page" style:horizontal-pos="right" style:horizontal-rel="page" draw:wrap-influence-on-position="once-concurrent" style:flow-with-text="false"/>
    </style:style>
    <style:page-layout style:name="Mpm1">
      <style:page-layout-properties fo:page-width="8.2681in" fo:page-height="11.6929in" style:num-format="1" style:print-orientation="portrait" fo:margin-top="0.3819in" fo:margin-bottom="0.2402in" fo:margin-left="0.68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472in" fo:margin-left="0in" fo:margin-right="0in" fo:margin-top="0.1965in" fo:border-top="0.06pt solid #000000" fo:border-bottom="none" fo:border-left="none" fo:border-right="none" fo:padding="0in"/>
      </style:footer-style>
    </style:page-layout>
  </office:automatic-styles>
  <office:master-styles>
    <style:master-page style:name="Standard" style:page-layout-name="Mpm1" style:next-style-name="Others">
      <style:header>
        <text:p text:style-name="Header"><draw:rect text:anchor-type="paragraph" draw:z-index="0" draw:style-name="Mgr1" draw:text-style-name="MP2" svg:width="11.1024in" svg:height="0.3933in" draw:transform="rotate (1.5709708597201) translate (7.87369860017498in 11.6923064304462in)"><text:p text:style-name="MP1"><text:span text:style-name="MT1">Generated by docbook2odf</text:span><text:span text:style-name="MT2"> </text:span></text:p></draw:rect> </text:p>
      </style:header>
      <style:footer>
        <table:table table:name="tablefooter" table:style-name="tablefooter">
          <table:table-column table:style-name="tablefooter.A"/>
          <table:table-column table:style-name="tablefooter.B"/>
          <table:table-row>
            <table:table-cell office:value-type="string">
              <text:p text:style-name="MP3">SCons tool qt4 - Reference</text:p>
              <text:p text:style-name="MP3">Generated by docbook2odf</text:p>
            </table:table-cell>
            <table:table-cell office:value-type="string">
              <text:p text:style-name="MP4">Page <text:page-number text:select-page="current">1</text:page-number> of <text:page-count>3</text:page-count></text:p>
            </table:table-cell>
          </table:table-row>
        </table:table>
      </style:footer>
    </style:master-page>
    <style:master-page style:name="Others" style:page-layout-name="Mpm1">
      <style:header>
        <text:p text:style-name="Header"><draw:rect text:anchor-type="paragraph" draw:z-index="2" draw:style-name="Mgr1" draw:text-style-name="MP2" svg:width="11.1024in" svg:height="0.3933in" draw:transform="rotate (1.5709708597201) translate (7.87369860017498in 11.6923064304462in)"><text:p text:style-name="MP1"><text:span text:style-name="MT1">Generated by docbook2odf</text:span><text:span text:style-name="MT2"> </text:span></text:p></draw:rect> </text:p>
      </style:header>
      <style:footer>
        <table:table table:name="Table1" table:style-name="Table1">
          <table:table-column table:style-name="Table1.A"/>
          <table:table-column table:style-name="Table1.B"/>
          <table:table-row>
            <table:table-cell office:value-type="string">
              <text:p text:style-name="MP3">SCons tool qt4 - Reference</text:p>
              <text:p text:style-name="MP3">Generated by docbook2odf</text:p>
            </table:table-cell>
            <table:table-cell office:value-type="string">
              <text:p text:style-name="MP4">Page <text:page-number text:select-page="current">3</text:page-number> of <text:page-count>3</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ons tool qt4 - Reference</dc:title>
    <dc:subject/>
    <dc:description/>
    <dc:date>2012-10-24T14:28:58</dc:date>
    <dc:language/>
    <meta:generator>LibreOffice/3.5$Linux_X86_64 LibreOffice_project/350m1$Build-2</meta:generator>
    <meta:editing-duration>P0D</meta:editing-duration>
    <meta:editing-cycles>1</meta:editing-cycles>
    <meta:document-statistic meta:table-count="3" meta:image-count="0" meta:object-count="0" meta:page-count="3" meta:paragraph-count="69" meta:word-count="685" meta:character-count="4283" meta:non-whitespace-character-count="3566"/>
  </office:meta>
</office:document-meta>
</file>